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s.verify( VerificationData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.Times( int wantedNumberOf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s.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s.verifyInOrder( VerificationDataInOrder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im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